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text-properties style:font-name="Courier" fo:font-size="20pt" officeooo:rsid="0013164f" officeooo:paragraph-rsid="0013164f" style:font-size-asian="20pt" style:font-size-complex="20pt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officeooo:rsid="0013164f" officeooo:paragraph-rsid="0013164f" style:font-size-asian="16pt" style:font-size-complex="16pt"/>
    </style:style>
    <style:style style:name="T1" style:family="text">
      <style:text-properties officeooo:rsid="00131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ust and Obey</text:p>
      <text:p text:style-name="P1"/>
      <text:p text:style-name="P6">When we walk with the Lord</text:p>
      <text:p text:style-name="P6">In the light of His word</text:p>
      <text:p text:style-name="P6">What a glory He sheds on our way!</text:p>
      <text:p text:style-name="P6">While we do His good will</text:p>
      <text:p text:style-name="P6">He abides with us still,</text:p>
      <text:p text:style-name="P6">And with all who will trust and obey.</text:p>
      <text:p text:style-name="P6"/>
      <text:p text:style-name="P6">Not a shadow can rise,</text:p>
      <text:p text:style-name="P6">Not a cloud in the skies,</text:p>
      <text:p text:style-name="P6">But His smile quickly drives it away;</text:p>
      <text:p text:style-name="P6">Not a doubt bor a fear,</text:p>
      <text:p text:style-name="P6">Noat a sigb nor a tear,</text:p>
      <text:p text:style-name="P6">Can abide while we trust and obey.</text:p>
      <text:p text:style-name="P6"/>
      <text:p text:style-name="P6">But we never can prove</text:p>
      <text:p text:style-name="P6">The delights of His love</text:p>
      <text:p text:style-name="P6">Until all on the altar we lay;</text:p>
      <text:p text:style-name="P6">For the favor He shows,</text:p>
      <text:p text:style-name="P6">And the joy He bestows,</text:p>
      <text:p text:style-name="P6">Are for them who will trust and obey.</text:p>
      <text:p text:style-name="P6"/>
      <text:p text:style-name="P6">Then in fellowship sweetness</text:p>
      <text:p text:style-name="P6">We will sit at His feet,</text:p>
      <text:p text:style-name="P6">Or we’ll walk by His side in the way;</text:p>
      <text:p text:style-name="P6">What He says we will do,</text:p>
      <text:p text:style-name="P6">Where He sends we sill go</text:p>
      <text:p text:style-name="P6">Never fear, only trust and obey.</text:p>
      <text:p text:style-name="P2"/>
      <text:p text:style-name="P3">Refrain</text:p>
      <text:p text:style-name="P2"/>
      <text:p text:style-name="P6">Trust and obey, for there’s no other way</text:p>
      <text:p text:style-name="P6">To be happy in Jesus,</text:p>
      <text:p text:style-name="P6">But to trust and obey.</text:p>
      <text:p text:style-name="P2"/>
      <text:p text:style-name="P2"/>
      <text:p text:style-name="P2">Composer: <text:span text:style-name="T1">Daniel B. Towner (1850-1919)</text:span></text:p>
      <text:p text:style-name="P2">Lyricist: <text:span text:style-name="T1">John H Sammis (1846-1919)</text:span></text:p>
      <text:p text:style-name="P2"/>
      <text:p text:style-name="P6">Hymns of Truth and Praise: 5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2:29:12.111606813</meta:creation-date>
    <meta:editing-duration>PT8M49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17T12:38:00.085893649</dc:date>
    <dc:creator>Hank Warren</dc:creator>
    <meta:document-statistic meta:table-count="0" meta:image-count="0" meta:object-count="0" meta:page-count="1" meta:paragraph-count="32" meta:word-count="186" meta:character-count="869" meta:non-whitespace-character-count="715"/>
    <meta:template xlink:type="simple" xlink:actuate="onRequest" xlink:title="TubaHymn" xlink:href="../../../../../Library/Application%20Support/LibreOffice/4/user/template/TubaHymn1.ott" meta:date="2020-07-17T12:29:11.171866805"/>
  </office:meta>
</office:document-meta>
</file>